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d039a"/>
    </style:style>
    <style:style style:name="P2" style:family="paragraph" style:parent-style-name="Text_20_body">
      <style:text-properties officeooo:paragraph-rsid="0021f9aa"/>
    </style:style>
    <style:style style:name="P3" style:family="paragraph" style:parent-style-name="Text_20_body">
      <style:text-properties officeooo:paragraph-rsid="0022a164"/>
    </style:style>
    <style:style style:name="P4" style:family="paragraph" style:parent-style-name="Text_20_body">
      <style:text-properties officeooo:paragraph-rsid="002833a6"/>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text-properties officeooo:paragraph-rsid="000f0e90"/>
    </style:style>
    <style:style style:name="P9" style:family="paragraph" style:parent-style-name="Heading_20_2">
      <style:text-properties officeooo:rsid="0021f9aa" officeooo:paragraph-rsid="0021f9aa"/>
    </style:style>
    <style:style style:name="P10" style:family="paragraph" style:parent-style-name="Heading_20_2">
      <style:text-properties officeooo:rsid="0022a164" officeooo:paragraph-rsid="0022a164"/>
    </style:style>
    <style:style style:name="P11" style:family="paragraph" style:parent-style-name="Heading_20_2">
      <style:text-properties officeooo:rsid="002833a6" officeooo:paragraph-rsid="002833a6"/>
    </style:style>
    <style:style style:name="P12" style:family="paragraph" style:parent-style-name="Heading_20_2">
      <style:text-properties officeooo:paragraph-rsid="000f0e90"/>
    </style:style>
    <style:style style:name="P13" style:family="paragraph" style:parent-style-name="Heading_20_2">
      <style:text-properties officeooo:rsid="000f0e90" officeooo:paragraph-rsid="000f0e90"/>
    </style:style>
    <style:style style:name="P14" style:family="paragraph" style:parent-style-name="Heading_20_1">
      <style:text-properties officeooo:rsid="001d039a" officeooo:paragraph-rsid="001d039a"/>
    </style:style>
    <style:style style:name="P15" style:family="paragraph" style:parent-style-name="Heading_20_1">
      <style:text-properties officeooo:paragraph-rsid="001d039a"/>
    </style:style>
    <style:style style:name="P16" style:family="paragraph" style:parent-style-name="Contents_20_Heading" style:master-page-name="Standard">
      <style:paragraph-properties style:page-number="auto"/>
    </style:style>
    <style:style style:name="T1" style:family="text">
      <style:text-properties officeooo:rsid="000b6102"/>
    </style:style>
    <style:style style:name="T2" style:family="text">
      <style:text-properties officeooo:rsid="000c025c"/>
    </style:style>
    <style:style style:name="T3" style:family="text">
      <style:text-properties officeooo:rsid="000c8e2c"/>
    </style:style>
    <style:style style:name="T4" style:family="text">
      <style:text-properties officeooo:rsid="000f0e90"/>
    </style:style>
    <style:style style:name="T5" style:family="text">
      <style:text-properties officeooo:rsid="0010b5a5"/>
    </style:style>
    <style:style style:name="T6" style:family="text">
      <style:text-properties officeooo:rsid="0013933d"/>
    </style:style>
    <style:style style:name="T7" style:family="text">
      <style:text-properties officeooo:rsid="0014f4dc"/>
    </style:style>
    <style:style style:name="T8" style:family="text">
      <style:text-properties officeooo:rsid="00171fe8"/>
    </style:style>
    <style:style style:name="T9" style:family="text">
      <style:text-properties officeooo:rsid="001d039a"/>
    </style:style>
    <style:style style:name="T10" style:family="text">
      <style:text-properties officeooo:rsid="0021f9aa"/>
    </style:style>
    <style:style style:name="T11" style:family="text">
      <style:text-properties officeooo:rsid="0022a164"/>
    </style:style>
    <style:style style:name="T12" style:family="text">
      <style:text-properties officeooo:rsid="0029c2c0"/>
    </style:style>
    <style:style style:name="T13" style:family="text">
      <style:text-properties officeooo:rsid="002d8ea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7"><text:a xlink:type="simple" xlink:href="#__RefHeading__793_1975390914" text:style-name="Index_20_Link" text:visited-style-name="Index_20_Link">1Engine States<text:tab/>2</text:a></text:p>
          <text:p text:style-name="P5"><text:a xlink:type="simple" xlink:href="#__RefHeading__795_1975390914" text:style-name="Index_20_Link" text:visited-style-name="Index_20_Link">1.1Uninitialized<text:tab/>2</text:a></text:p>
          <text:p text:style-name="P5"><text:a xlink:type="simple" xlink:href="#__RefHeading__797_1975390914" text:style-name="Index_20_Link" text:visited-style-name="Index_20_Link">1.2Initialized<text:tab/>2</text:a></text:p>
          <text:p text:style-name="P5"><text:a xlink:type="simple" xlink:href="#__RefHeading__1351_1975390914" text:style-name="Index_20_Link" text:visited-style-name="Index_20_Link">1.3Loaded<text:tab/>2</text:a></text:p>
          <text:p text:style-name="P5"><text:a xlink:type="simple" xlink:href="#__RefHeading__1353_1975390914" text:style-name="Index_20_Link" text:visited-style-name="Index_20_Link">1.4Running<text:tab/>2</text:a></text:p>
          <text:p text:style-name="P7"><text:a xlink:type="simple" xlink:href="#__RefHeading__340_1834147899" text:style-name="Index_20_Link" text:visited-style-name="Index_20_Link">2Architecture<text:tab/>3</text:a></text:p>
          <text:p text:style-name="P5"><text:a xlink:type="simple" xlink:href="#__RefHeading__204_1691917543" text:style-name="Index_20_Link" text:visited-style-name="Index_20_Link">2.1Scope<text:tab/>3</text:a></text:p>
          <text:p text:style-name="P5"><text:a xlink:type="simple" xlink:href="#__RefHeading__2292_1307830352" text:style-name="Index_20_Link" text:visited-style-name="Index_20_Link">2.2Concurrency<text:tab/>3</text:a></text:p>
          <text:p text:style-name="P5"><text:a xlink:type="simple" xlink:href="#__RefHeading__274_1834147899" text:style-name="Index_20_Link" text:visited-style-name="Index_20_Link">2.3Model<text:tab/>3</text:a></text:p>
          <text:p text:style-name="P6"><text:a xlink:type="simple" xlink:href="#__RefHeading__276_1834147899" text:style-name="Index_20_Link" text:visited-style-name="Index_20_Link">2.3.1Registries<text:tab/>3</text:a></text:p>
          <text:p text:style-name="P6"><text:a xlink:type="simple" xlink:href="#__RefHeading__158_1834147899" text:style-name="Index_20_Link" text:visited-style-name="Index_20_Link">2.3.2Game Map<text:tab/>4</text:a></text:p>
          <text:p text:style-name="P6"><text:a xlink:type="simple" xlink:href="#__RefHeading__160_1834147899" text:style-name="Index_20_Link" text:visited-style-name="Index_20_Link">2.3.3Entity Manager<text:tab/>5</text:a></text:p>
          <text:p text:style-name="P5"><text:a xlink:type="simple" xlink:href="#__RefHeading__162_1834147899" text:style-name="Index_20_Link" text:visited-style-name="Index_20_Link">2.4View<text:tab/>5</text:a></text:p>
          <text:p text:style-name="P6"><text:a xlink:type="simple" xlink:href="#__RefHeading__164_1834147899" text:style-name="Index_20_Link" text:visited-style-name="Index_20_Link">2.4.1Tile Rendering<text:tab/>5</text:a></text:p>
          <text:p text:style-name="P6"><text:a xlink:type="simple" xlink:href="#__RefHeading__286_1834147899" text:style-name="Index_20_Link" text:visited-style-name="Index_20_Link">2.4.2Entity Rendering<text:tab/>5</text:a></text:p>
          <text:p text:style-name="P5"><text:a xlink:type="simple" xlink:href="#__RefHeading__168_1834147899" text:style-name="Index_20_Link" text:visited-style-name="Index_20_Link">2.5Controller<text:tab/>6</text:a></text:p>
          <text:p text:style-name="P5"><text:a xlink:type="simple" xlink:href="#__RefHeading__2294_1307830352" text:style-name="Index_20_Link" text:visited-style-name="Index_20_Link">2.6Network<text:tab/>6</text:a></text:p>
        </text:index-body>
      </text:table-of-content>
      <text:h text:style-name="P14" text:outline-level="1"><text:bookmark-start text:name="__RefHeading__793_1975390914"/>Engine States<text:bookmark-end text:name="__RefHeading__793_1975390914"/></text:h>
      <text:p text:style-name="P1"><text:tab/><text:span text:style-name="T9">During execution the engine will go through several different states. <text:s/>Each state will indicate a defined point in the execution with guarantees of what is and is not ready to be used. <text:s/>The states will be equivalent between instances that are standalone and those that are client-server. <text:s/>The main difference between the two will be where game data is loaded from, either the file-system or from a remote server.</text:span></text:p>
      <text:h text:style-name="P9" text:outline-level="2"><text:bookmark-start text:name="__RefHeading__795_1975390914"/>Uninitialized<text:bookmark-end text:name="__RefHeading__795_1975390914"/></text:h>
      <text:p text:style-name="P2"><text:tab/><text:span text:style-name="T10">This state only has the objects that make up an instance of the engine created. <text:s/>No other data is loaded. This state is entered either when the instance is first created or the instance is reset. <text:s/>If the state is entered after a reset then the instance may include additional objects that have been attached to it, but all game data should be unloaded including all resource caches.</text:span></text:p>
      <text:h text:style-name="P10" text:outline-level="2"><text:bookmark-start text:name="__RefHeading__797_1975390914"/>Initialized<text:bookmark-end text:name="__RefHeading__797_1975390914"/></text:h>
      <text:p text:style-name="P3"><text:tab/><text:span text:style-name="T11">This state has all data that will stay constant through the engine's execution loaded. <text:s/>This data includes the registries, and possibly preloaded of resources if desired. <text:s/>This state immediately follows the Uninitialized state. <text:s/>If the engine is using client server mode then this state also includes a connection to the remote server. <text:s/>In this case the data should be check to make sure that it is consistent between instances, and that both the client and the server agree on IDs used for communication.</text:span></text:p>
      <text:h text:style-name="P11" text:outline-level="2"><text:bookmark-start text:name="__RefHeading__1351_1975390914"/>Loaded<text:bookmark-end text:name="__RefHeading__1351_1975390914"/></text:h>
      <text:p text:style-name="P4"><text:tab/><text:span text:style-name="T12">This state is where all of the assets for the game are loaded, and the game map should be created or loaded as the situation requires. <text:s/>When the engine is running as a server this is also the state that is used when the game is paused. <text:s/>However, when running as just a client the engine should not remain in this state any longer than necessary since it will likely de-sync with the remote server otherwise.</text:span></text:p>
      <text:h text:style-name="P11" text:outline-level="2"><text:bookmark-start text:name="__RefHeading__1353_1975390914"/>Running<text:bookmark-end text:name="__RefHeading__1353_1975390914"/></text:h>
      <text:p text:style-name="P4"><text:tab/><text:span text:style-name="T13">This is the state that will be used most often. <text:s/>In this state the engine has setup all of the needed registries and has loaded the data for the game map. <text:s/>This is also the only state were map events will be dispatched.</text:span></text:p>
      <text:h text:style-name="P15" text:outline-level="1"><text:bookmark-start text:name="__RefHeading__340_1834147899"/>Architecture<text:bookmark-end text:name="__RefHeading__340_1834147899"/></text:h>
      <text:h text:style-name="Heading_20_2" text:outline-level="2"><text:bookmark-start text:name="__RefHeading__204_1691917543"/>Scope<text:bookmark-end text:name="__RefHeading__204_1691917543"/></text:h>
      <text:p text:style-name="Text_20_body"><text:tab/>This section include information on the internal architecture of the GPVM framework and how the components are intended to fit together. <text:s/>This section is not intended to provide implementation details, merely description of abstract portions of the framework. <text:s/>The highest level of abstraction for the framework is the Model-View-Controller pattern which is reflected in the layout of this section. <text:s/>Also of note is the networking aspect, and how it affects the other components of the framework.</text:p>
      <text:h text:style-name="Heading_20_2" text:outline-level="2"><text:bookmark-start text:name="__RefHeading__2292_1307830352"/>Concurrency<text:bookmark-end text:name="__RefHeading__2292_1307830352"/></text:h>
      <text:p text:style-name="Text_20_body"><text:tab/>The GPVM framework is designed to be multi threaded. <text:s/>In order to achieve this the state of the game has to be carefully controlled. <text:s/>A read-write lock is used to synchronize processing, and writes to the game state are done only at the beginning of each tick. <text:s/>After the writing to the game state the frame is processed by splitting all the listeners for a given event into separate tasks and submitting them to a thread pool. If the game is in client mode then a separate graphics thread is created allowing the interface and graphical frame rate to operate independently of the game ticks.</text:p>
      <text:h text:style-name="Heading_20_2" text:outline-level="2"><text:bookmark-start text:name="__RefHeading__274_1834147899"/>Model<text:bookmark-end text:name="__RefHeading__274_1834147899"/></text:h>
      <text:p text:style-name="Text_20_body"><text:tab/>Stores the current state of the game, and provides methods to efficiently get information about the state. <text:s/>There are only two types of objects within the model: tiles, and entities. <text:s/>Tiles act as the terrain and are simple objects with very little if any autonomy. <text:s/>They are also only allowed to have integral coordinates. <text:s/>Entities are a broad class of objects that covers everything else. <text:s/>They are updated every game tick and can have fractional coordinates.</text:p>
      <text:h text:style-name="Heading_20_3" text:outline-level="3"><text:bookmark-start text:name="__RefHeading__276_1834147899"/>Registries<text:bookmark-end text:name="__RefHeading__276_1834147899"/></text:h>
      <text:p text:style-name="Text_20_body"><text:tab/>A series of registries store all of the static information for tiles and entities. <text:s/>Each registry is a collection of entries for the specific type of information they store along with an id assigned to each entry. <text:s/>Once the game has started each registry is locked so that it cannot be changed. <text:s/>Each registry allows arbitrary properties to be stored within each entry. <text:s/>These properties can be accessed by name and are specific to the mod that added them. <text:s/>These properties, however, can only be primitive types or strings.</text:p>
      <text:h text:style-name="Heading_20_4" text:outline-level="4"><text:bookmark-start text:name="__RefHeading__278_1834147899"/>Tile Registry<text:bookmark-end text:name="__RefHeading__278_1834147899"/></text:h>
      <text:p text:style-name="Text_20_body"><text:tab/>A registry for the static information for the various types of tiles. <text:s/>The basic values are for the name, opacity, and solidity of the tile, but other values can be added. <text:s/>Along with these listeners can be added to the tile types for any events that occur to a tile of th given type.</text:p>
      <text:h text:style-name="Heading_20_4" text:outline-level="4"><text:bookmark-start text:name="__RefHeading__280_1834147899"/><text:soft-page-break/>Entity Registry<text:bookmark-end text:name="__RefHeading__280_1834147899"/></text:h>
      <text:p text:style-name="Text_20_body"><text:tab/>A registry for the static information associated with the various types of entities within a game. <text:s/>The basic values are for the maximum damage, and the hit box of the entity along with the class that should be used to construct the entity. <text:s/>If no class is given then the Entity class will be used as the default.</text:p>
      <text:h text:style-name="Heading_20_4" text:outline-level="4"><text:bookmark-start text:name="__RefHeading__282_1834147899"/>Tile Rendering Registry<text:bookmark-end text:name="__RefHeading__282_1834147899"/></text:h>
      <text:p text:style-name="Text_20_body"><text:tab/>This registry store information about how to render a given tile type. <text:s/>Since this information is only needed by the view this registry is only created and loaded if the current game instance is a client. <text:s/>The basic values of this registry are a class that can render batches of tiles and any additional information that the renderer needs to render a given type. <text:s/>Arbitrary data cannot be added to the entries in this registry the same way that it can for others. <text:s/>In order to increase efficiency each renderer can have a separate class for storing data associated with it that will be stored in the registry to prevent excessive lookup costs.</text:p>
      <text:h text:style-name="Heading_20_4" text:outline-level="4"><text:bookmark-start text:name="__RefHeading__284_1834147899"/>Entity Rendering Registry<text:bookmark-end text:name="__RefHeading__284_1834147899"/></text:h>
      <text:p text:style-name="Text_20_body"><text:tab/>This registry store information about how to render entities. Since the information is only needed by the view this registry is only created and loaded if the current game instance is a client. <text:s/>The basic values for this rendering registry is just a entity rendering class. <text:s/>Instead of storing arbitrary values like the other registries, this one sends the loaded data directly to the rendering class when an instance is created.</text:p>
      <text:h text:style-name="Heading_20_3" text:outline-level="3"><text:bookmark-start text:name="__RefHeading__158_1834147899"/>Game Map<text:bookmark-end text:name="__RefHeading__158_1834147899"/></text:h>
      <text:p text:style-name="Text_20_body"><text:tab/>The game map is broken down into separate worlds. <text:s/>Depending on the context these can be considered dimensions, or universes if desired but each world is technically toroidal. <text:s/>Once a coordinate of approximately 2 billion is reached the coordinate should overflow causing terrain wrapping. <text:s/>This value is not expected to be reached however, making a world effectively infinite. <text:s/>Also of note is that only small portions of the world are loaded at any one time.</text:p>
      <text:h text:style-name="Heading_20_4" text:outline-level="4"><text:bookmark-start text:name="__RefHeading__342_1834147899"/>World<text:bookmark-end text:name="__RefHeading__342_1834147899"/></text:h>
      <text:p text:style-name="Text_20_body"><text:tab/><text:span text:style-name="T1">Each game can have multiple worlds or dimensions depending on what the developer wants to call them. <text:s/>Each one of these worlds is a separate game map, and each has an unique id. <text:s/>They are also lightweight constructs and there can be an effectively infinite number of worlds for a game.</text:span></text:p>
      <text:h text:style-name="Heading_20_4" text:outline-level="4"><text:bookmark-start text:name="__RefHeading__344_1834147899"/>Region<text:bookmark-end text:name="__RefHeading__344_1834147899"/></text:h>
      <text:p text:style-name="Text_20_body"><text:tab/><text:span text:style-name="T2">Each world is divided into 32x32x32 cubes of tiles. <text:s/>These cubes, or regions, are used to control the loading and unloading of the map. <text:s/>Each cube is the smallest element of a map that can be loaded.</text:span></text:p>
      <text:h text:style-name="Heading_20_4" text:outline-level="4"><text:bookmark-start text:name="__RefHeading__346_1834147899"/>Tile<text:bookmark-end text:name="__RefHeading__346_1834147899"/></text:h>
      <text:p text:style-name="Text_20_body"><text:tab/><text:span text:style-name="T3">A tile is a single cube in the game world and is the smallest section of the map that a player can interact with. <text:s/>They contain a damage value, a tile type (null tiles being empty space), and a set of arbitrary fields if needed.</text:span></text:p>
      <text:h text:style-name="Heading_20_3" text:outline-level="3"><text:bookmark-start text:name="__RefHeading__160_1834147899"/><text:soft-page-break/>Entity Manager<text:bookmark-end text:name="__RefHeading__160_1834147899"/></text:h>
      <text:p text:style-name="Text_20_body"><text:tab/>Contains a list of all entities present in the portions of the worlds that are currently loaded. <text:s/>The manager will also update all entities using an update hook in the controller. <text:s/>No processing beyond calling the update method on the entities will occur though. <text:s/>Finally, the manager will also provide efficient methods of getting a list of entities in a given area of the map.</text:p>
      <text:h text:style-name="Heading_20_4" text:outline-level="4"><text:bookmark-start text:name="__RefHeading__348_1834147899"/>Entities<text:bookmark-end text:name="__RefHeading__348_1834147899"/></text:h>
      <text:p text:style-name="Text_20_body"><text:tab/>Entities are a broad class of game objects that can cover just about everything. They are more versatile than tiles, and as such are also more complex. <text:s/>While not a requirement entities should in general be some object that requires some kind of periodic update. The most common example being that of mobs, mobile objects, that require a periodic update in order to move themselves throughout the game map. <text:s/>This also means that most entities should use a custom class instead of the default entity class. <text:s/>Another interesting property of entities is that they are not required to align with integral coordinates.</text:p>
      <text:h text:style-name="Heading_20_2" text:outline-level="2"><text:bookmark-start text:name="__RefHeading__162_1834147899"/>View<text:bookmark-end text:name="__RefHeading__162_1834147899"/></text:h>
      <text:p text:style-name="Text_20_body"><text:tab/><text:span text:style-name="T6">The game is displayed as a regular 3D grid of tiles, most of which being solid cubes. <text:s/>Custom rendering is also supported for tile types. <text:s/>The various entities on the map will each be rendered by custom rendering code. <text:s/>Also an overlay will be present acting as GUI of the player to interact with the game. <text:s/>This GUI will provide an API for receiving events, but will not contain any processing of these events beyond distributing them.</text:span></text:p>
      <text:h text:style-name="Heading_20_3" text:outline-level="3"><text:bookmark-start text:name="__RefHeading__164_1834147899"/>Tile Rendering<text:bookmark-end text:name="__RefHeading__164_1834147899"/></text:h>
      <text:p text:style-name="Text_20_body"><text:tab/><text:span text:style-name="T7">Each tile will have its own rendering class, a default one of a solid colored cube is provided and is will be used if no other class is assigned. <text:s/>A tile can have any arbitrary geometry, however it should not be much larger than a cubic meter if at all. <text:s/>The rendering class will not necessarily be rendering individual tiles, instead they will be batched within each region and given to the renderer to compile. <text:s/>Once compiled the renderer will simply be notified when it needs to draw the current tiles that it has.</text:span></text:p>
      <text:h text:style-name="Heading_20_3" text:outline-level="3"><text:bookmark-start text:name="__RefHeading__286_1834147899"/>Entity Rendering<text:bookmark-end text:name="__RefHeading__286_1834147899"/></text:h>
      <text:p text:style-name="Text_20_body"><text:tab/><text:span text:style-name="T8">Each entity will have its own rendering code assigned to it. <text:s/>Entities will then be batched together each frame. <text:s/>The renderer's will then receive a list of entities that need to be rendered. <text:s/>The exact method that they are rendered and their geometry is dependent upon the renderer used.</text:span></text:p>
      <text:h text:style-name="P12" text:outline-level="2"><text:bookmark-start text:name="__RefHeading__168_1834147899"/><text:soft-page-break/>Controlle<text:span text:style-name="T4">r</text:span><text:bookmark-end text:name="__RefHeading__168_1834147899"/></text:h>
      <text:h text:style-name="P13" text:outline-level="2"><text:bookmark-start text:name="__RefHeading__2294_1307830352"/>Network<text:bookmark-end text:name="__RefHeading__2294_1307830352"/></text:h>
      <text:p text:style-name="P8"><text:tab/><text:span text:style-name="T5">The game client will have the ability to synchronize with a remote server. <text:s/>The client will also maintain a local server in order to simulate the game, but it will not generate events or map changes from internal changes. <text:s/>Events and changes will still be generated in response to player actions, although some of them will be in a pending state and can be vetoed by the remote server (e.g. creating or destroying world t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keep-together="always" fo:orphans="0" fo:widows="0" style:page-number="auto" fo:keep-with-next="auto"/>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auto-update="true" style:default-outline-level="1" style:class="text" style:master-page-name="Standard">
      <style:paragraph-properties style:page-number="auto" fo:background-color="transparent" style:shadow="none">
        <style:tab-stops/>
        <style:background-image/>
      </style:paragraph-properties>
      <style:text-properties fo:font-size="115%" style:text-underline-style="solid" style:text-underline-width="bold"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style:shadow="none">
        <style:tab-stops/>
        <style:drop-cap/>
        <style:background-image/>
      </style:paragraph-properties>
      <style:text-properties fo:font-variant="normal" fo:text-transform="none"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1" style:display-name="Numbering 1" style:family="paragraph" style:parent-style-name="List" style:class="list" style:master-page-name="">
      <style:paragraph-properties fo:margin-left="0.25in" fo:margin-right="0in" fo:margin-top="0in" fo:margin-bottom="0.0835in" style:contextual-spacing="false" fo:text-indent="-0.25in" style:auto-text-indent="false" style:page-number="auto" text:number-lines="true" text:line-number="1"/>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ootnote" style:page-layout-name="Mpm2"/>
    <style:master-page style:name="First_20_Page" style:display-name="First Page" style:page-layout-name="Mpm3" style:next-style-name="Standard"/>
    <style:master-page style:name="Index" style:page-layout-name="Mpm4"/>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sell </meta:initial-creator>
    <meta:creation-date>2014-07-26T01:21:00</meta:creation-date>
    <meta:generator>LibreOffice/4.2.7.2$Linux_X86_64 LibreOffice_project/420m0$Build-2</meta:generator>
    <dc:date>2015-04-10T15:00:58.407675957</dc:date>
    <meta:editing-duration>P24DT17H4M17S</meta:editing-duration>
    <meta:editing-cycles>100</meta:editing-cycles>
    <meta:document-statistic meta:table-count="0" meta:image-count="0" meta:object-count="0" meta:page-count="6" meta:paragraph-count="67" meta:word-count="1747" meta:character-count="10120" meta:non-whitespace-character-count="8368"/>
  </office:meta>
</office:document-meta>
</file>